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7cm" style:auto-text-indent="false"/>
    </style:style>
    <style:style style:name="P2" style:family="paragraph" style:parent-style-name="Standard">
      <style:paragraph-properties fo:margin-left="1.27cm" fo:margin-right="0cm" fo:text-indent="0cm" style:auto-text-indent="false"/>
    </style:style>
    <style:style style:name="P3" style:family="paragraph" style:parent-style-name="Standard">
      <style:paragraph-properties fo:margin-top="0cm" fo:margin-bottom="0.212cm"/>
    </style:style>
    <style:style style:name="P4" style:family="paragraph" style:parent-style-name="Standard">
      <style:paragraph-properties fo:margin-top="0cm" fo:margin-bottom="0.212cm" fo:text-align="justify" style:justify-single-word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 style:master-page-name="Standard">
      <style:paragraph-properties fo:margin-top="0cm" fo:margin-bottom="0.423cm" style:page-number="auto" style:text-autospace="none"/>
      <style:text-properties fo:color="#000000"/>
    </style:style>
    <style:style style:name="P7" style:family="paragraph" style:parent-style-name="Standard" style:list-style-name="WW8Num1"/>
    <style:style style:name="T1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ista 6 – estrutura de controle: repetição (sala de aula - tutorados)</text:p>
      <text:p text:style-name="Standard">Assunto:</text:p>
      <text:p text:style-name="P1">Variáveis, instruções de entrada e saída de dados e estruturas de decisão e de repetição, enfatizando validação de entradas e execução repetida do programa.</text:p>
      <text:p text:style-name="Standard"/>
      <text:p text:style-name="Standard">Forma de resolução:</text:p>
      <text:p text:style-name="Standard"><text:tab/>a) Se necessário:</text:p>
      <text:p text:style-name="Standard"><text:tab/>a.1) representar o algoritmo em descrição narrativa, utilizando o seguinte procedimento para análise do problema e definição da solução:</text:p>
      <text:p text:style-name="P2"><text:tab/>a.1.1) Dados de entrada</text:p>
      <text:p text:style-name="P2"><text:tab/>a.1.2) Processamento (instruções a serem realizadas)</text:p>
      <text:p text:style-name="P2"><text:tab/>a.1.3) Dados de saída</text:p>
      <text:p text:style-name="P2">a.2) representar o algoritmo em fluxograma.</text:p>
      <text:p text:style-name="Standard"><text:tab/>b) Representar o algoritmo de solução do problema na linguagem C, com as entradas informadas pelo usuário.</text:p>
      <text:p text:style-name="Standard">Importante:</text:p>
      <text:list xml:id="list27693901" text:style-name="WW8Num1">
        <text:list-item>
          <text:p text:style-name="P7">Chaves</text:p>
          <text:list>
            <text:list-item>
              <text:p text:style-name="P7">Elas delimitam um bloco de instruções (comandos) que estão subordinados a uma cláusula if, else ou else if ou a uma estrutura de repetição do, while e do while.</text:p>
            </text:list-item>
            <text:list-item>
              <text:p text:style-name="P7">As instruções delimitadas por um conjunto de chaves deve obrigatoriamente estar identada. Um conjunto de espaços (tab) de avanço.</text:p>
            </text:list-item>
            <text:list-item>
              <text:p text:style-name="P7">Cada chave aberta deve ter a sua correspondente fechada. Para facilitar, sempre, abra uma chave, feche-a e retorne para escrever o código (as instruções) dentro dessas chaves.</text:p>
            </text:list-item>
            <text:list-item>
              <text:p text:style-name="P7">Para haver um teste lógico é obrigatória a existência de if e vice-versa. O teste lógico é colocado dentro de parênteses.</text:p>
            </text:list-item>
          </text:list>
        </text:list-item>
        <text:list-item>
          <text:p text:style-name="P7">Erros:</text:p>
          <text:list>
            <text:list-item>
              <text:p text:style-name="P7">Verificar se as chaves estão corretas</text:p>
            </text:list-item>
            <text:list-item>
              <text:p text:style-name="P7">Verificar se há teste lógico sem if.</text:p>
            </text:list-item>
            <text:list-item>
              <text:p text:style-name="P7">Loop infinito. A variável de controle não está sendo incrementada ou decrementada, o teste lógico que verifica a condição de continuidade ou parada não está sendo realizado corretamente.</text:p>
            </text:list-item>
          </text:list>
        </text:list-item>
      </text:list>
      <text:p text:style-name="Standard"/>
      <text:p text:style-name="Standard">Exercícios:</text:p>
      <text:p text:style-name="Standard"><text:span text:style-name="T1">Observações</text:span>: Para todos os exercícios desta lista:</text:p>
      <text:p text:style-name="P5">a) fazer os programas de forma que o usuário possa optar por repetir a execução dos mesmos. Ao final de uma execução questionar se o usuário quer continuar utilizando o programa. Se informado afirmativamente, repetir a execução. Isso pode ser feito utilizando uma estrutura do while que conterá a parte do programa que será repetida. As variáveis que não dependem de dados de entrada ou de execução podem ser declaradas fora dessa estrutura de repetição do programa. Atenção para a inicialização de variáveis: deve ser feita dentro dessa estrutura de repetição. </text:p>
      <text:p text:style-name="P5">b) Validar as entradas.</text:p>
      <text:p text:style-name="P5">c) Validar para que não sejam realizadas divisões por zero.</text:p>
      <text:p text:style-name="P5"><text:soft-page-break/></text:p>
      <text:p text:style-name="P4">1) Ler um número positivo. Repetir a leitura até que seja informado um número que atende essa condição (validar a entrada). Esse número representa a quantidade de primos a serem mostrados. Fazer a Média dos números primos mostrados. Validar para não realizar divisão por zero.</text:p>
      <text:p text:style-name="P4"/>
      <text:p text:style-name="P4">2) Ler dois números positivos que representam os limites inferior e superior de um intervalo. Validar a entrada para que sejam informados números positivos. É mais adequado validá-los separadamente. Fazer a média dos múltiplos de 3 e de 5 desse intervalo. Verificar para que no cálculo da média não seja feita divisão por zero.</text:p>
      <text:p text:style-name="P4"/>
      <text:p text:style-name="P3">3) Ler dez números inteiros e positivos. Validar as entradas para que os números atendam a essa condição. Fazer a média dos pares desse intervalo. Verificar para que no cálculo da média não seja realizada divisão por zero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ulo1" style:family="paragraph" style:parent-style-name="Standard">
      <style:paragraph-properties fo:text-align="justify" style:justify-single-word="false" fo:orphans="0" fo:widows="0"/>
      <style:text-properties fo:font-weight="bold" style:font-weight-asian="bold" style:font-style-complex="italic"/>
    </style:style>
    <style:style style:name="Tabela_20_1" style:display-name="Tabela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Grafico_20_1" style:display-name="Grafico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Lista 2 - for, do, while</dc:title>
    <meta:initial-creator>Beatriz</meta:initial-creator>
    <meta:creation-date>2010-02-24T07:18:00</meta:creation-date>
    <dc:creator>Beatriz </dc:creator>
    <dc:date>2012-05-07T08:09:08.33</dc:date>
    <meta:editing-cycles>21</meta:editing-cycles>
    <meta:editing-duration>PT04H02M34S</meta:editing-duration>
    <meta:generator>BrOffice.org/3.2$Win32 OpenOffice.org_project/320m18$Build-9502</meta:generator>
    <meta:document-statistic meta:table-count="0" meta:image-count="0" meta:object-count="0" meta:page-count="2" meta:paragraph-count="29" meta:word-count="498" meta:character-count="3071"/>
  </office:meta>
</office:document-meta>
</file>